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2863b" officeooo:paragraph-rsid="0002863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LECTION PROMPTS</text:p>
      <text:p text:style-name="Text_20_body">a) Describe your process for canonicalization (i.e., decisions, actions, representation selection, attribute issues, provenance decisions). Report the checksum values after canonicalization. </text:p>
      <text:p text:style-name="Text_20_body">b) How does the way data is represented impact reproducibility? </text:p>
      <text:p text:style-name="Text_20_body">c) How may your canonicalization support the overarching goals of data curation (revisit objectives and activities of Week 1)? </text:p>
      <text:p text:style-name="Text_20_body">d) Which additional curation activities would you recommend to enhance the data set for future discovery and use?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1:19:10.019470889</meta:creation-date>
    <meta:generator>LibreOffice/6.0.7.3$Linux_X86_64 LibreOffice_project/00m0$Build-3</meta:generator>
    <dc:date>2020-11-09T11:19:45.527048588</dc:date>
    <meta:editing-duration>PT35S</meta:editing-duration>
    <meta:editing-cycles>1</meta:editing-cycles>
    <meta:document-statistic meta:table-count="0" meta:image-count="0" meta:object-count="0" meta:page-count="1" meta:paragraph-count="5" meta:word-count="70" meta:character-count="514" meta:non-whitespace-character-count="445"/>
  </office:meta>
</office:document-meta>
</file>